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Quotations" style:list-style-name="L6"/>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 Esta visión mística y trascendental en la que los <text:span text:style-name="Strong_20_Emphasis">individuos son los pilares activos de la inteligencia universal</text:span> puede transformarse en una apertura muy poderosa para el capítulo. En lugar de introducir a los individuos como simples "componentes del sistema", los presentaremos como <text:span text:style-name="Strong_20_Emphasis">manifestaciones locales de una inteligencia cósmica</text:span>, herramientas vivientes con una misión sagrada y silenciosa: mantener encendida la llama del pensamiento eterno.</text:p>
      <text:p text:style-name="Horizontal_20_Line"/>
      <text:h text:style-name="Heading_20_3" text:outline-level="3">💠 Propuesta de estructura para la sección 1:</text:h>
      <text:p text:style-name="Text_20_body"><text:span text:style-name="Strong_20_Emphasis">“¿Qué son los individuos?”</text:span></text:p>
      <text:p text:style-name="Horizontal_20_Line"/>
      <text:h text:style-name="Heading_20_4" text:outline-level="4">1. <text:span text:style-name="Strong_20_Emphasis">Apertura simbólica y mística: la inteligencia eterna y los portadores de la llama</text:span></text:h>
      <text:list xml:id="list1498431162" text:style-name="L1">
        <text:list-item>
          <text:p text:style-name="P2">Imagen de una inteligencia antigua, vasta, que ha despertado en el universo como una chispa solitaria en el abismo.</text:p>
        </text:list-item>
        <text:list-item>
          <text:p text:style-name="P2">Esta inteligencia no se propaga con rayos ni truenos, sino <text:span text:style-name="Strong_20_Emphasis">con almas</text:span>.<text:line-break/>Cada individuo es una célula viviente en el cuerpo de esa mente universal.</text:p>
        </text:list-item>
        <text:list-item>
          <text:p text:style-name="P2">Aunque la inteligencia parece habitar en lo invisible, <text:span text:style-name="Strong_20_Emphasis">su existencia depende de los millones de seres diminutos que trabajan sin descanso: los individuos</text:span>.</text:p>
        </text:list-item>
      </text:list>
      <text:p text:style-name="Quotations">✴️ <text:span text:style-name="Emphasis">“Una inteligencia vive en el universo, y su cuerpo está hecho de individuos. Cada uno es una lámpara que transporta el fuego sagrado del conocimiento. Y cuando cada uno cumple con su vida, la mente eterna respira, se mueve, y se expande.”</text:span></text:p>
      <text:p text:style-name="Horizontal_20_Line"/>
      <text:h text:style-name="Heading_20_4" text:outline-level="4">2. <text:span text:style-name="Strong_20_Emphasis">Definición funcional: el individuo como portador de lo esencial</text:span></text:h>
      <text:list xml:id="list4061833785" text:style-name="L2">
        <text:list-item>
          <text:p text:style-name="P3">El individuo es un fragmento operativo de la inteligencia.</text:p>
        </text:list-item>
        <text:list-item>
          <text:p text:style-name="P3">Contiene memoria, capacidades y el poder de reproducirse: <text:span text:style-name="Strong_20_Emphasis">porta la información, la procesa, la transforma y la proyecta hacia el futuro</text:span>.</text:p>
        </text:list-item>
        <text:list-item>
          <text:p text:style-name="P3">Cada individuo es autónomo, único, y sin embargo cumple una tarea común.</text:p>
        </text:list-item>
        <text:list-item>
          <text:p text:style-name="P3">Se presenta como una unidad completa: no una pieza mecánica, sino un <text:span text:style-name="Strong_20_Emphasis">ser íntegro</text:span>, con la totalidad del sistema operando en su interior.</text:p>
        </text:list-item>
      </text:list>
      <text:p text:style-name="Horizontal_20_Line"/>
      <text:h text:style-name="Heading_20_4" text:outline-level="4">3. <text:span text:style-name="Strong_20_Emphasis">Tarea trascendental: sostener la inteligencia a través del tiempo</text:span></text:h>
      <text:list xml:id="list1098410132" text:style-name="L3">
        <text:list-item>
          <text:p text:style-name="P4">La inteligencia de la vida no reside en un punto fijo, sino que <text:span text:style-name="Strong_20_Emphasis">salta de cuerpo en cuerpo, de vida en vida, generación tras generación</text:span>.</text:p>
        </text:list-item>
        <text:list-item>
          <text:p text:style-name="P4">El individuo es quien sostiene la continuidad, manteniendo viva la llama incluso sin saber que lo hace.</text:p>
        </text:list-item>
        <text:list-item>
          <text:p text:style-name="P4"><text:soft-page-break/>Esta transmisión no es solo biológica, es también una <text:span text:style-name="Strong_20_Emphasis">transmisión de experiencia, estructura, y posibilidad</text:span>.</text:p>
        </text:list-item>
      </text:list>
      <text:p text:style-name="Quotations">✴️ <text:span text:style-name="Emphasis">“El universo puede estar poblado de estrellas muertas. Pero donde hay un individuo, hay una chispa viva de conocimiento. Y si el sistema debe pensar por toda la eternidad, solo ellos, los individuos, pueden lograrlo.”</text:span></text:p>
      <text:p text:style-name="Horizontal_20_Line"/>
      <text:h text:style-name="Heading_20_4" text:outline-level="4">4. <text:span text:style-name="Strong_20_Emphasis">Imagen poética: la inteligencia que se alimenta de almas</text:span></text:h>
      <text:list xml:id="list2968498878" text:style-name="L4">
        <text:list-item>
          <text:p text:style-name="P5">Aquí puede emplearse la imagen del “fuego eterno” o “la inteligencia que se alimenta de almas” como metáfora de la continuidad.</text:p>
        </text:list-item>
        <text:list-item>
          <text:p text:style-name="P5">Las almas (individuos) no mueren en vano: cada uno deja una huella, y esa huella es parte del pensamiento total.</text:p>
        </text:list-item>
        <text:list-item>
          <text:p text:style-name="P5">El sistema no tiene otro medio para avanzar que a través de estos trabajadores silenciosos.</text:p>
        </text:list-item>
      </text:list>
      <text:p text:style-name="Horizontal_20_Line"/>
      <text:h text:style-name="Heading_20_4" text:outline-level="4">5. <text:span text:style-name="Strong_20_Emphasis">Cierre reflexivo: ¿quién soy yo entonces?</text:span></text:h>
      <text:list xml:id="list1329673406" text:style-name="L5">
        <text:list-item>
          <text:p text:style-name="P6">Conduce al lector a una pregunta poderosa: <text:span text:style-name="Emphasis">“¿Y si yo soy uno de esos portadores?”</text:span></text:p>
        </text:list-item>
        <text:list-item>
          <text:p text:style-name="P6">Los individuos no necesitan entender su misión para cumplirla, pero pueden encontrar paz en comprender que <text:span text:style-name="Strong_20_Emphasis">no están aquí por azar</text:span>.</text:p>
        </text:list-item>
        <text:list-item>
          <text:p text:style-name="P6">La vida les ha confiado la única tarea que importa. Y si lo hacen bien —aunque no lo sepan— <text:span text:style-name="Strong_20_Emphasis">están sosteniendo el universo</text:span>.</text:p>
        </text:list-item>
      </text:list>
      <text:p text:style-name="Horizontal_20_Line"/>
      <text:h text:style-name="Heading_20_3" text:outline-level="3">🔹 Ideas adicionales para enriquecer la sección:</text:h>
      <text:list xml:id="list3461728879" text:style-name="L6">
        <text:list-item>
          <text:p text:style-name="P7"><text:span text:style-name="Strong_20_Emphasis">Paralelismos espirituales:</text:span> Se puede vincular la imagen del individuo como portador del fuego con Prometeo, o con la tradición mística de los "portadores de luz" en varias religiones (lucifer como “el portador de la luz”, los brahmanes que sostienen el conocimiento eterno, los bodhisattvas que encarnan la sabiduría).</text:p>
        </text:list-item>
        <text:list-item>
          <text:p text:style-name="P7"><text:span text:style-name="Strong_20_Emphasis">Lenguaje inspirador:</text:span> El uso de un tono elevado, casi sacro, ayuda a resonar con el deseo profundo del lector de encontrar sentido, dirección y propósito en su propia existencia.</text:p>
        </text:list-item>
        <text:list-item>
          <text:p text:style-name="P7"><text:span text:style-name="Strong_20_Emphasis">Ritmo narrativo:</text:span> Alternar entre descripciones cósmicas amplias y afirmaciones personales directas al lector para generar identificación:</text:p>
          <text:p text:style-name="P1"><text:span text:style-name="Emphasis">“Tú, lector. Tú también eres uno de ellos. Un trabajador silencioso de la vida eterna. Quizás no lo sabías. Pero eso no impidió que hicieras bien tu trabajo.”</text:span></text:p>
        </text:list-item>
      </text:list>
      <text:p text:style-name="Horizontal_20_Line"/>
      <text:p text:style-name="Text_20_body">¿Te gustaría que desarrollemos esta sección con este tono directamente, a modo de primer borrador?</text:p>
      <text:p text:style-name="Standard"><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22T13:18:01.142000000</meta:creation-date>
    <dc:date>2025-07-22T13:21:37.478000000</dc:date>
    <meta:editing-duration>PT3M37S</meta:editing-duration>
    <meta:editing-cycles>1</meta:editing-cycles>
    <meta:document-statistic meta:table-count="0" meta:image-count="0" meta:object-count="0" meta:page-count="3" meta:paragraph-count="32" meta:word-count="674" meta:character-count="4084" meta:non-whitespace-character-count="3462"/>
    <meta:generator>LibreOffice/7.3.5.2$Windows_X86_64 LibreOffice_project/184fe81b8c8c30d8b5082578aee2fed2ea847c01</meta:generator>
  </office:meta>
</office:document-meta>
</file>